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8018"/>
    </style:style>
    <style:style style:name="P2" style:family="paragraph" style:parent-style-name="Standard">
      <style:text-properties fo:color="#c9211e" loext:opacity="100%" officeooo:rsid="00068018" officeooo:paragraph-rsid="000680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1 </text:p>
      <text:p text:style-name="P1">What did you do and why for the programming task A00? </text:p>
      <text:p text:style-name="P2">Swapped a couple of words from query to main because the task wanted a file named main not query</text:p>
      <text:p text:style-name="P1">What did you find / What results did you get when running the code? Why? </text:p>
      <text:p text:style-name="P2"/>
      <text:p text:style-name="P1"/>
      <text:p text:style-name="P1">Task 2 </text:p>
      <text:p text:style-name="P1">What and why are the ampersands in the definition of the run_ops method of query.cpp . I.e. </text:p>
      <text:p text:style-name="P1">void run_ops(query_structure&amp; qs, std::istream&amp; in) { </text:p>
      <text:p text:style-name="P1"/>
      <text:p text:style-name="P1">Task 3 </text:p>
      <text:p text:style-name="P1">Templates behave kind of like generics in Java or C# or similarly to how object polymorphism in python. Why are templates better? How are they worse? </text:p>
      <text:p text:style-name="P1"/>
      <text:p text:style-name="P1">Task 4 </text:p>
      <text:p text:style-name="P1">Why does the probability of branching matter when optimising for high performance? I.e. What's the point of likely / unlikely annotations or flipping if-statements so that the positive branch is first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03:55:55.177290412</meta:creation-date>
    <meta:generator>LibreOffice/7.3.7.2$Linux_X86_64 LibreOffice_project/30$Build-2</meta:generator>
    <dc:date>2025-03-13T05:23:18.430695917</dc:date>
    <meta:editing-duration>PT3M32S</meta:editing-duration>
    <meta:editing-cycles>1</meta:editing-cycles>
    <meta:document-statistic meta:table-count="0" meta:image-count="0" meta:object-count="0" meta:page-count="1" meta:paragraph-count="11" meta:word-count="133" meta:character-count="748" meta:non-whitespace-character-count="617"/>
  </office:meta>
</office:document-meta>
</file>